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54.26pt"/>
    </style:style>
    <style:style style:name="co14" style:family="table-column">
      <style:table-column-properties fo:break-before="auto" style:column-width="39.6pt"/>
    </style:style>
    <style:style style:name="co15" style:family="table-column">
      <style:table-column-properties fo:break-before="auto" style:column-width="61.2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94.39pt"/>
    </style:style>
    <style:style style:name="co18" style:family="table-column">
      <style:table-column-properties fo:break-before="auto" style:column-width="6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8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8"/>
    <style:style style:name="ce5" style:family="table-cell" style:parent-style-name="Default">
      <style:table-cell-properties fo:background-color="#7fff00"/>
    </style:style>
    <style:style style:name="ce6" style:family="table-cell" style:parent-style-name="Default" style:data-style-name="N128">
      <style:table-cell-properties fo:background-color="#7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4"/>
        <table:table-row table:style-name="ro1">
          <table:table-cell office:value-type="string" calcext:value-type="string">
            <text:p>Index Size (bits)</text:p>
          </table:table-cell>
          <table:table-cell office:value-type="string" calcext:value-type="string">
            <text:p>Block Size (words)</text:p>
          </table:table-cell>
          <table:table-cell office:value-type="string" calcext:value-type="string">
            <text:p>Associativity</text:p>
          </table:table-cell>
          <table:table-cell office:value-type="string" calcext:value-type="string">
            <text:p>Cashe Size</text:p>
          </table:table-cell>
          <table:table-cell table:style-name="Default" office:value-type="string" calcext:value-type="string">
            <text:p>Branch Prediction</text:p>
          </table:table-cell>
          <table:table-cell table:style-name="Default" office:value-type="string" calcext:value-type="string">
            <text:p>Cashe Miss Rate</text:p>
          </table:table-cell>
          <table:table-cell table:style-name="Default" office:value-type="string" calcext:value-type="string">
            <text:p>CS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*(2^[.A2])*(32*[.B2] + 31 - [.A2] - LOG([.B2];2))" office:value-type="float" office:value="7168" calcext:value-type="float">
            <text:p>71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69430889774977" calcext:value-type="float">
            <text:p>0.006943</text:p>
          </table:table-cell>
          <table:table-cell office:value-type="float" office:value="1.27939313680332" calcext:value-type="float">
            <text:p>1.279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(2^[.A3])*(32*[.B3] + 31 - [.A3] - LOG([.B3];2))" office:value-type="float" office:value="5632" calcext:value-type="float">
            <text:p>56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423835150433595" calcext:value-type="float">
            <text:p>0.004238</text:p>
          </table:table-cell>
          <table:table-cell office:value-type="float" office:value="1.25410166369236" calcext:value-type="float">
            <text:p>1.254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*(2^[.A4])*(32*[.B4] + 31 - [.A4] - LOG([.B4];2))" office:value-type="float" office:value="9664" calcext:value-type="float">
            <text:p>96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142207846527061" calcext:value-type="float">
            <text:p>0.001422</text:p>
          </table:table-cell>
          <table:table-cell office:value-type="float" office:value="1.22706996287449" calcext:value-type="float">
            <text:p>1.2270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*(2^[.A5])*(32*[.B5] + 31 - [.A5] - LOG([.B5];2))" office:value-type="float" office:value="7296" calcext:value-type="float">
            <text:p>729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557677829517888" calcext:value-type="float">
            <text:p>0.005577</text:p>
          </table:table-cell>
          <table:table-cell office:value-type="float" office:value="1.26597766006449" calcext:value-type="float">
            <text:p>1.265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]*(2^[.A6])*(32*[.B6] + 31 - [.A6] - LOG([.B6];2))" office:value-type="float" office:value="5696" calcext:value-type="float">
            <text:p>569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287204082201712" calcext:value-type="float">
            <text:p>0.002872</text:p>
          </table:table-cell>
          <table:table-cell office:value-type="float" office:value="1.24068850382822" calcext:value-type="float">
            <text:p>1.240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]*(2^[.A7])*(32*[.B7] + 31 - [.A7] - LOG([.B7];2))" office:value-type="float" office:value="9728" calcext:value-type="float">
            <text:p>972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142207846527061" calcext:value-type="float">
            <text:p>0.001422</text:p>
          </table:table-cell>
          <table:table-cell office:value-type="float" office:value="1.22706996287449" calcext:value-type="float">
            <text:p>1.2270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8]*(2^[.A8])*(32*[.B8] + 31 - [.A8] - LOG([.B8];2))" office:value-type="float" office:value="7424" calcext:value-type="float">
            <text:p>74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557677829517888" calcext:value-type="float">
            <text:p>0.005577</text:p>
          </table:table-cell>
          <table:table-cell office:value-type="float" office:value="1.26597766006449" calcext:value-type="float">
            <text:p>1.265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9]*(2^[.A9])*(32*[.B9] + 31 - [.A9] - LOG([.B9];2))" office:value-type="float" office:value="5760" calcext:value-type="float">
            <text:p>57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287204082201712" calcext:value-type="float">
            <text:p>0.002872</text:p>
          </table:table-cell>
          <table:table-cell office:value-type="float" office:value="1.24068850382822" calcext:value-type="float">
            <text:p>1.24068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C10]*(2^[.A10])*(32*[.B10] + 31 - [.A10] - LOG([.B10];2))" office:value-type="float" office:value="9792" calcext:value-type="float">
            <text:p>97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142207846527061" calcext:value-type="float">
            <text:p>0.001422</text:p>
          </table:table-cell>
          <table:table-cell office:value-type="float" office:value="1.22706996287449" calcext:value-type="float">
            <text:p>1.2270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(2^[.A11])*(32*[.B11] + 31 - [.A11] - LOG([.B11];2))" office:value-type="float" office:value="7168" calcext:value-type="float">
            <text:p>71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69430889774977" calcext:value-type="float">
            <text:p>0.006943</text:p>
          </table:table-cell>
          <table:table-cell office:value-type="float" office:value="1.07607976289817" calcext:value-type="float">
            <text:p>1.076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*(2^[.A12])*(32*[.B12] + 31 - [.A12] - LOG([.B12];2))" office:value-type="float" office:value="5632" calcext:value-type="float">
            <text:p>56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423835150433595" calcext:value-type="float">
            <text:p>0.004238</text:p>
          </table:table-cell>
          <table:table-cell office:value-type="float" office:value="1.05101717837309" calcext:value-type="float">
            <text:p>1.051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3]*(2^[.A13])*(32*[.B13] + 31 - [.A13] - LOG([.B13];2))" office:value-type="float" office:value="9664" calcext:value-type="float">
            <text:p>96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142207846527061" calcext:value-type="float">
            <text:p>0.001422</text:p>
          </table:table-cell>
          <table:table-cell office:value-type="float" office:value="1.02417057520214" calcext:value-type="float">
            <text:p>1.024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*(2^[.A14])*(32*[.B14] + 31 - [.A14] - LOG([.B14];2))" office:value-type="float" office:value="7296" calcext:value-type="float">
            <text:p>72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557677829517888" calcext:value-type="float">
            <text:p>0.005577</text:p>
          </table:table-cell>
          <table:table-cell office:value-type="float" office:value="1.06267084855984" calcext:value-type="float">
            <text:p>1.062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5]*(2^[.A15])*(32*[.B15] + 31 - [.A15] - LOG([.B15];2))" office:value-type="float" office:value="5696" calcext:value-type="float">
            <text:p>56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287204082201712" calcext:value-type="float">
            <text:p>0.002872</text:p>
          </table:table-cell>
          <table:table-cell office:value-type="float" office:value="1.03760826403476" calcext:value-type="float">
            <text:p>1.037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6]*(2^[.A16])*(32*[.B16] + 31 - [.A16] - LOG([.B16];2))" office:value-type="float" office:value="9728" calcext:value-type="float">
            <text:p>97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142207846527061" calcext:value-type="float">
            <text:p>0.001422</text:p>
          </table:table-cell>
          <table:table-cell office:value-type="float" office:value="1.02417057520214" calcext:value-type="float">
            <text:p>1.024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7]*(2^[.A17])*(32*[.B17] + 31 - [.A17] - LOG([.B17];2))" office:value-type="float" office:value="7424" calcext:value-type="float">
            <text:p>74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557677829517888" calcext:value-type="float">
            <text:p>0.005577</text:p>
          </table:table-cell>
          <table:table-cell office:value-type="float" office:value="1.06267084855984" calcext:value-type="float">
            <text:p>1.062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8]*(2^[.A18])*(32*[.B18] + 31 - [.A18] - LOG([.B18];2))" office:value-type="float" office:value="5760" calcext:value-type="float">
            <text:p>57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287204082201712" calcext:value-type="float">
            <text:p>0.002872</text:p>
          </table:table-cell>
          <table:table-cell office:value-type="float" office:value="1.03760826403476" calcext:value-type="float">
            <text:p>1.03760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C19]*(2^[.A19])*(32*[.B19] + 31 - [.A19] - LOG([.B19];2))" office:value-type="float" office:value="9792" calcext:value-type="float">
            <text:p>97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142207846527061" calcext:value-type="float">
            <text:p>0.001422</text:p>
          </table:table-cell>
          <table:table-cell office:value-type="float" office:value="1.02417057520214" calcext:value-type="float">
            <text:p>1.024171</text:p>
          </table:table-cell>
        </table:table-row>
        <table:table-row table:style-name="ro1">
          <table:table-cell table:number-columns-repeated="5"/>
          <table:table-cell table:style-name="ce3"/>
          <table:table-cell table:style-name="Default"/>
        </table:table-row>
        <table:table-row table:style-name="ro1" table:number-rows-repeated="8">
          <table:table-cell table:number-columns-repeated="4"/>
          <table:table-cell table:style-name="Default"/>
          <table:table-cell table:style-name="ce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/>
        </table:table-row>
      </table:table>
      <table:table table:name="All Data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ce6"/>
        <table:table-column table:style-name="co18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ce6"/>
        <table:table-row table:style-name="ro1">
          <table:table-cell office:value-type="string" calcext:value-type="string">
            <text:p>Index Size (bits)</text:p>
          </table:table-cell>
          <table:table-cell office:value-type="string" calcext:value-type="string">
            <text:p>Block size (words)</text:p>
          </table:table-cell>
          <table:table-cell office:value-type="string" calcext:value-type="string">
            <text:p>Associativity</text:p>
          </table:table-cell>
          <table:table-cell office:value-type="string" calcext:value-type="string">
            <text:p>Cashe Size</text:p>
          </table:table-cell>
          <table:table-cell office:value-type="string" calcext:value-type="string">
            <text:p>Cashe Accesses</text:p>
          </table:table-cell>
          <table:table-cell office:value-type="string" calcext:value-type="string">
            <text:p>Cashe Misses</text:p>
          </table:table-cell>
          <table:table-cell office:value-type="string" calcext:value-type="string">
            <text:p>Cashe Hits</text:p>
          </table:table-cell>
          <table:table-cell table:style-name="ce5" office:value-type="string" calcext:value-type="string">
            <text:p>Cashe Miss Rate</text:p>
          </table:table-cell>
          <table:table-cell table:style-name="ce7" office:value-type="string" calcext:value-type="string">
            <text:p>No predict: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Branch Instructions</text:p>
          </table:table-cell>
          <table:table-cell office:value-type="string" calcext:value-type="string">
            <text:p>Correct Predictions</text:p>
          </table:table-cell>
          <table:table-cell table:style-name="ce5" office:value-type="string" calcext:value-type="string">
            <text:p>CPI</text:p>
          </table:table-cell>
          <table:table-cell table:style-name="ce7" office:value-type="string" calcext:value-type="string">
            <text:p>With predict: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Branch Instructions</text:p>
          </table:table-cell>
          <table:table-cell office:value-type="string" calcext:value-type="string">
            <text:p>Correct Predictions</text:p>
          </table:table-cell>
          <table:table-cell table:style-name="ce5" office:value-type="string" calcext:value-type="string">
            <text:p>CP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*(2^[.A2])*(32*[.B2] + 31 - [.A2] - LOG([.B2];2))" office:value-type="float" office:value="7168" calcext:value-type="float">
            <text:p>7168</text:p>
          </table:table-cell>
          <table:table-cell office:value-type="float" office:value="35863" calcext:value-type="float">
            <text:p>35863</text:p>
          </table:table-cell>
          <table:table-cell office:value-type="float" office:value="249" calcext:value-type="float">
            <text:p>249</text:p>
          </table:table-cell>
          <table:table-cell table:formula="of:=[.E2]-[.F2]" office:value-type="float" office:value="35614" calcext:value-type="float">
            <text:p>35614</text:p>
          </table:table-cell>
          <table:table-cell table:formula="of:=[.F2]/[.E2]" office:value-type="float" office:value="0.0069430889774977" calcext:value-type="float">
            <text:p>0.006943</text:p>
          </table:table-cell>
          <table:table-cell/>
          <table:table-cell office:value-type="float" office:value="44441" calcext:value-type="float">
            <text:p>44441</text:p>
          </table:table-cell>
          <table:table-cell office:value-type="float" office:value="34736" calcext:value-type="float">
            <text:p>34736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2]/[.K2]" office:value-type="float" office:value="1.27939313680332" calcext:value-type="float">
            <text:p>1.279393</text:p>
          </table:table-cell>
          <table:table-cell/>
          <table:table-cell office:value-type="float" office:value="37397" calcext:value-type="float">
            <text:p>37397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2]/[.Q2]" office:value-type="float" office:value="1.07607976289817" calcext:value-type="float">
            <text:p>1.076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(2^[.A3])*(32*[.B3] + 31 - [.A3] - LOG([.B3];2))" office:value-type="float" office:value="5632" calcext:value-type="float">
            <text:p>5632</text:p>
          </table:table-cell>
          <table:table-cell office:value-type="float" office:value="35863" calcext:value-type="float">
            <text:p>35863</text:p>
          </table:table-cell>
          <table:table-cell office:value-type="float" office:value="152" calcext:value-type="float">
            <text:p>152</text:p>
          </table:table-cell>
          <table:table-cell table:formula="of:=[.E3]-[.F3]" office:value-type="float" office:value="35711" calcext:value-type="float">
            <text:p>35711</text:p>
          </table:table-cell>
          <table:table-cell table:formula="of:=[.F3]/[.E3]" office:value-type="float" office:value="0.00423835150433595" calcext:value-type="float">
            <text:p>0.004238</text:p>
          </table:table-cell>
          <table:table-cell/>
          <table:table-cell office:value-type="float" office:value="43570" calcext:value-type="float">
            <text:p>43570</text:p>
          </table:table-cell>
          <table:table-cell office:value-type="float" office:value="34742" calcext:value-type="float">
            <text:p>34742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3]/[.K3]" office:value-type="float" office:value="1.25410166369236" calcext:value-type="float">
            <text:p>1.254102</text:p>
          </table:table-cell>
          <table:table-cell/>
          <table:table-cell office:value-type="float" office:value="36526" calcext:value-type="float">
            <text:p>36526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3]/[.Q3]" office:value-type="float" office:value="1.05101717837309" calcext:value-type="float">
            <text:p>1.051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]*(2^[.A4])*(32*[.B4] + 31 - [.A4] - LOG([.B4];2))" office:value-type="float" office:value="9664" calcext:value-type="float">
            <text:p>9664</text:p>
          </table:table-cell>
          <table:table-cell office:value-type="float" office:value="35863" calcext:value-type="float">
            <text:p>35863</text:p>
          </table:table-cell>
          <table:table-cell office:value-type="float" office:value="51" calcext:value-type="float">
            <text:p>51</text:p>
          </table:table-cell>
          <table:table-cell table:formula="of:=[.E4]-[.F4]" office:value-type="float" office:value="35812" calcext:value-type="float">
            <text:p>35812</text:p>
          </table:table-cell>
          <table:table-cell table:formula="of:=[.F4]/[.E4]" office:value-type="float" office:value="0.00142207846527061" calcext:value-type="float">
            <text:p>0.001422</text:p>
          </table:table-cell>
          <table:table-cell/>
          <table:table-cell office:value-type="float" office:value="42637" calcext:value-type="float">
            <text:p>42637</text:p>
          </table:table-cell>
          <table:table-cell office:value-type="float" office:value="34747" calcext:value-type="float">
            <text:p>34747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4]/[.K4]" office:value-type="float" office:value="1.22706996287449" calcext:value-type="float">
            <text:p>1.227070</text:p>
          </table:table-cell>
          <table:table-cell/>
          <table:table-cell office:value-type="float" office:value="35593" calcext:value-type="float">
            <text:p>35593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4]/[.Q4]" office:value-type="float" office:value="1.02417057520214" calcext:value-type="float">
            <text:p>1.024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*(2^[.A5])*(32*[.B5] + 31 - [.A5] - LOG([.B5];2))" office:value-type="float" office:value="7296" calcext:value-type="float">
            <text:p>7296</text:p>
          </table:table-cell>
          <table:table-cell office:value-type="float" office:value="35863" calcext:value-type="float">
            <text:p>35863</text:p>
          </table:table-cell>
          <table:table-cell office:value-type="float" office:value="200" calcext:value-type="float">
            <text:p>200</text:p>
          </table:table-cell>
          <table:table-cell table:formula="of:=[.E5]-[.F5]" office:value-type="float" office:value="35663" calcext:value-type="float">
            <text:p>35663</text:p>
          </table:table-cell>
          <table:table-cell table:formula="of:=[.F5]/[.E5]" office:value-type="float" office:value="0.00557677829517888" calcext:value-type="float">
            <text:p>0.005577</text:p>
          </table:table-cell>
          <table:table-cell/>
          <table:table-cell office:value-type="float" office:value="43975" calcext:value-type="float">
            <text:p>43975</text:p>
          </table:table-cell>
          <table:table-cell office:value-type="float" office:value="34736" calcext:value-type="float">
            <text:p>34736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5]/[.K5]" office:value-type="float" office:value="1.26597766006449" calcext:value-type="float">
            <text:p>1.265978</text:p>
          </table:table-cell>
          <table:table-cell/>
          <table:table-cell office:value-type="float" office:value="36931" calcext:value-type="float">
            <text:p>36931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5]/[.Q5]" office:value-type="float" office:value="1.06267084855984" calcext:value-type="float">
            <text:p>1.062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]*(2^[.A6])*(32*[.B6] + 31 - [.A6] - LOG([.B6];2))" office:value-type="float" office:value="5696" calcext:value-type="float">
            <text:p>5696</text:p>
          </table:table-cell>
          <table:table-cell office:value-type="float" office:value="35863" calcext:value-type="float">
            <text:p>35863</text:p>
          </table:table-cell>
          <table:table-cell office:value-type="float" office:value="103" calcext:value-type="float">
            <text:p>103</text:p>
          </table:table-cell>
          <table:table-cell table:formula="of:=[.E6]-[.F6]" office:value-type="float" office:value="35760" calcext:value-type="float">
            <text:p>35760</text:p>
          </table:table-cell>
          <table:table-cell table:formula="of:=[.F6]/[.E6]" office:value-type="float" office:value="0.00287204082201712" calcext:value-type="float">
            <text:p>0.002872</text:p>
          </table:table-cell>
          <table:table-cell/>
          <table:table-cell office:value-type="float" office:value="43104" calcext:value-type="float">
            <text:p>43104</text:p>
          </table:table-cell>
          <table:table-cell office:value-type="float" office:value="34742" calcext:value-type="float">
            <text:p>34742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6]/[.K6]" office:value-type="float" office:value="1.24068850382822" calcext:value-type="float">
            <text:p>1.240689</text:p>
          </table:table-cell>
          <table:table-cell/>
          <table:table-cell office:value-type="float" office:value="36060" calcext:value-type="float">
            <text:p>36060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6]/[.Q6]" office:value-type="float" office:value="1.03760826403476" calcext:value-type="float">
            <text:p>1.037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]*(2^[.A7])*(32*[.B7] + 31 - [.A7] - LOG([.B7];2))" office:value-type="float" office:value="9728" calcext:value-type="float">
            <text:p>9728</text:p>
          </table:table-cell>
          <table:table-cell office:value-type="float" office:value="35863" calcext:value-type="float">
            <text:p>35863</text:p>
          </table:table-cell>
          <table:table-cell office:value-type="float" office:value="51" calcext:value-type="float">
            <text:p>51</text:p>
          </table:table-cell>
          <table:table-cell table:formula="of:=[.E7]-[.F7]" office:value-type="float" office:value="35812" calcext:value-type="float">
            <text:p>35812</text:p>
          </table:table-cell>
          <table:table-cell table:formula="of:=[.F7]/[.E7]" office:value-type="float" office:value="0.00142207846527061" calcext:value-type="float">
            <text:p>0.001422</text:p>
          </table:table-cell>
          <table:table-cell/>
          <table:table-cell office:value-type="float" office:value="42637" calcext:value-type="float">
            <text:p>42637</text:p>
          </table:table-cell>
          <table:table-cell office:value-type="float" office:value="34747" calcext:value-type="float">
            <text:p>34747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7]/[.K7]" office:value-type="float" office:value="1.22706996287449" calcext:value-type="float">
            <text:p>1.227070</text:p>
          </table:table-cell>
          <table:table-cell/>
          <table:table-cell office:value-type="float" office:value="35593" calcext:value-type="float">
            <text:p>35593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7]/[.Q7]" office:value-type="float" office:value="1.02417057520214" calcext:value-type="float">
            <text:p>1.024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8]*(2^[.A8])*(32*[.B8] + 31 - [.A8] - LOG([.B8];2))" office:value-type="float" office:value="7424" calcext:value-type="float">
            <text:p>7424</text:p>
          </table:table-cell>
          <table:table-cell office:value-type="float" office:value="35863" calcext:value-type="float">
            <text:p>35863</text:p>
          </table:table-cell>
          <table:table-cell office:value-type="float" office:value="200" calcext:value-type="float">
            <text:p>200</text:p>
          </table:table-cell>
          <table:table-cell table:formula="of:=[.E8]-[.F8]" office:value-type="float" office:value="35663" calcext:value-type="float">
            <text:p>35663</text:p>
          </table:table-cell>
          <table:table-cell table:formula="of:=[.F8]/[.E8]" office:value-type="float" office:value="0.00557677829517888" calcext:value-type="float">
            <text:p>0.005577</text:p>
          </table:table-cell>
          <table:table-cell/>
          <table:table-cell office:value-type="float" office:value="43975" calcext:value-type="float">
            <text:p>43975</text:p>
          </table:table-cell>
          <table:table-cell office:value-type="float" office:value="34736" calcext:value-type="float">
            <text:p>34736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8]/[.K8]" office:value-type="float" office:value="1.26597766006449" calcext:value-type="float">
            <text:p>1.265978</text:p>
          </table:table-cell>
          <table:table-cell/>
          <table:table-cell office:value-type="float" office:value="36931" calcext:value-type="float">
            <text:p>36931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8]/[.Q8]" office:value-type="float" office:value="1.06267084855984" calcext:value-type="float">
            <text:p>1.062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9]*(2^[.A9])*(32*[.B9] + 31 - [.A9] - LOG([.B9];2))" office:value-type="float" office:value="5760" calcext:value-type="float">
            <text:p>5760</text:p>
          </table:table-cell>
          <table:table-cell office:value-type="float" office:value="35863" calcext:value-type="float">
            <text:p>35863</text:p>
          </table:table-cell>
          <table:table-cell office:value-type="float" office:value="103" calcext:value-type="float">
            <text:p>103</text:p>
          </table:table-cell>
          <table:table-cell table:formula="of:=[.E9]-[.F9]" office:value-type="float" office:value="35760" calcext:value-type="float">
            <text:p>35760</text:p>
          </table:table-cell>
          <table:table-cell table:formula="of:=[.F9]/[.E9]" office:value-type="float" office:value="0.00287204082201712" calcext:value-type="float">
            <text:p>0.002872</text:p>
          </table:table-cell>
          <table:table-cell/>
          <table:table-cell office:value-type="float" office:value="43104" calcext:value-type="float">
            <text:p>43104</text:p>
          </table:table-cell>
          <table:table-cell office:value-type="float" office:value="34742" calcext:value-type="float">
            <text:p>34742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9]/[.K9]" office:value-type="float" office:value="1.24068850382822" calcext:value-type="float">
            <text:p>1.240689</text:p>
          </table:table-cell>
          <table:table-cell/>
          <table:table-cell office:value-type="float" office:value="36060" calcext:value-type="float">
            <text:p>36060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9]/[.Q9]" office:value-type="float" office:value="1.03760826403476" calcext:value-type="float">
            <text:p>1.03760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C10]*(2^[.A10])*(32*[.B10] + 31 - [.A10] - LOG([.B10];2))" office:value-type="float" office:value="9792" calcext:value-type="float">
            <text:p>9792</text:p>
          </table:table-cell>
          <table:table-cell office:value-type="float" office:value="35863" calcext:value-type="float">
            <text:p>35863</text:p>
          </table:table-cell>
          <table:table-cell office:value-type="float" office:value="51" calcext:value-type="float">
            <text:p>51</text:p>
          </table:table-cell>
          <table:table-cell table:formula="of:=[.E10]-[.F10]" office:value-type="float" office:value="35812" calcext:value-type="float">
            <text:p>35812</text:p>
          </table:table-cell>
          <table:table-cell table:formula="of:=[.F10]/[.E10]" office:value-type="float" office:value="0.00142207846527061" calcext:value-type="float">
            <text:p>0.001422</text:p>
          </table:table-cell>
          <table:table-cell/>
          <table:table-cell office:value-type="float" office:value="42637" calcext:value-type="float">
            <text:p>42637</text:p>
          </table:table-cell>
          <table:table-cell office:value-type="float" office:value="34747" calcext:value-type="float">
            <text:p>34747</text:p>
          </table:table-cell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  <table:table-cell table:formula="of:=[.J10]/[.K10]" office:value-type="float" office:value="1.22706996287449" calcext:value-type="float">
            <text:p>1.227070</text:p>
          </table:table-cell>
          <table:table-cell/>
          <table:table-cell office:value-type="float" office:value="35593" calcext:value-type="float">
            <text:p>35593</text:p>
          </table:table-cell>
          <table:table-cell office:value-type="float" office:value="34753" calcext:value-type="float">
            <text:p>34753</text:p>
          </table:table-cell>
          <table:table-cell table:number-columns-repeated="2" office:value-type="float" office:value="7044" calcext:value-type="float">
            <text:p>7044</text:p>
          </table:table-cell>
          <table:table-cell table:formula="of:=[.P10]/[.Q10]" office:value-type="float" office:value="1.02417057520214" calcext:value-type="float">
            <text:p>1.024171</text:p>
          </table:table-cell>
        </table:table-row>
      </table:table>
      <table:named-expressions/>
      <table:database-ranges>
        <table:database-range table:name="__Anonymous_Sheet_DB__1" table:target-range-address="'All Data'.A1:'All Data'.T10">
          <table:sort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18:53.998893251</meta:creation-date>
    <dc:date>2018-04-29T16:27:19.773289537</dc:date>
    <meta:editing-duration>PT17M</meta:editing-duration>
    <meta:editing-cycles>5</meta:editing-cycles>
    <meta:generator>LibreOffice/5.3.7.2.0$Linux_X86_64 LibreOffice_project/30$Build-2</meta:generator>
    <meta:document-statistic meta:table-count="2" meta:cell-count="315" meta:object-count="0"/>
  </office:meta>
</office:document-meta>
</file>